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8.306cm"/>
    </style:style>
    <style:style style:name="co14" style:family="table-column">
      <style:table-column-properties fo:break-before="auto" style:column-width="4.6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mmunity (contacts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orker (contact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UTR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3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2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2:24:13.3187869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8:30:10.253792822</meta:creation-date>
    <dc:date>2025-06-13T12:24:27.934647937</dc:date>
    <meta:editing-duration>P7DT14H24M10S</meta:editing-duration>
    <meta:editing-cycles>27</meta:editing-cycles>
    <meta:generator>LibreOffice/24.8.7.2$Linux_X86_64 LibreOffice_project/f4f281f562fb585d46b0af5755dfe1eb6adc047f</meta:generator>
    <meta:document-statistic meta:table-count="5" meta:cell-count="310" meta:object-count="0"/>
  </office:meta>
</office:document-meta>
</file>